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2" style:display-name="P2" style:parent-style-name="Normal">
      <style:paragraph-properties fo:text-align="left" style:writing-mode="lr"/>
    </style:style>
    <style:style style:family="paragraph" style:name="P1" style:display-name="P1" style:parent-style-name="Normal">
      <style:paragraph-properties fo:text-align="center"/>
      <style:text-properties fo:font-size="16pt" fo:font-weight="bold"/>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Vision-based human motion analysis: An overview </text:p>
        <text:p text:style-name="Normal"><text:tab/>Определение: (не знаю как нормально перевести)</text:p>
        <text:p text:style-name="Normal"><text:tab/>Human body pose estimation, or pose estimation in short, is the process in which the configuration of body parts is estimated from sensor input. When poses are estimated over time, the term human motion analysis is used.</text:p>
        <text:p text:style-name="Normal"/>
        <text:p text:style-name="Normal"/>
        <text:p text:style-name="P2"><text:tab/>Обычно системы «захвата движения» (англ. motion capture systems) используют специальные датчики, прикрепленные к телу человека. Серьезными недостатками данных систем являются дороговизна и неудобство в использовании. Однако для многих прикладных задач таких, как слежение/наблюдение (surveillance) и человеко-машинное взаимодействие (англ. Human–Computer Interaction - HCI), удобно использовать безмаркерные системы. Часто в таких системах в качестве датчиков используют видео-камеры.</text:p>
        <text:p text:style-name="P2"><text:tab/></text:p>
        <text:p text:style-name="P2"><text:tab/>Методы анализа движений человека можно разделить на 2 класса:</text:p>
        <text:p text:style-name="P2">1. Методы на основе модели (англ. model-based approaches)</text:p>
        <text:p text:style-name="P2">2. Безмодельные методы (англ. model-free approaches)</text:p>
        <text:p text:style-name="P2"/>
        <text:p text:style-name="P2"><text:tab/>Методы на основе модели используют теоретическую модель тела человека (англ. priori human body). Процесс распознования позы человека при этом можно разделить на 2 этапа: моделирование и анализ (англ.estimation). На этапе моделирования формируют с учётом модели камеры, описания изображения (англ. image descriptors), модели тела человека, функции соответствия (англ. matching function) и физических ограничений функцию правдоподобия (англ. likelihood function). Этап анализа связан с поиском наиболее вероятной позы с учётом значений функии правдобия (англ. likelihood surface).</text:p>
        <text:p text:style-name="P2"><text:tab/>Безмодельные методы не предполагают наличия заранее известной модели человеческого тела, а неявно моделируют изменения в позе (англ. pose configuration), форме тела (англ. body shape), положении камеры и <text:s/>внешнем виде (англ. appearance).</text:p>
        <text:p text:style-name="P2"/>
        <text:p text:style-name="P2"><text:tab/></text:p>
        <text:p text:style-name="P2"><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style:default-style style:family="paragraph">
      <style:paragraph-properties style:tab-stop-distance="1.251cm"/>
    </style:default-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Normal" style:display-name="Normal"/>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Text-body" style:display-name="Text body" style:parent-style-name="Normal" style:next-style-name="Text-body">
      <style:paragraph-properties fo:margin-top="0cm" fo:margin-bottom="0.212cm"/>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alex </meta:initial-creator>
    <dc:creator>alex </dc:creator>
    <meta:creation-date>2013-02-03T13:33:56</meta:creation-date>
    <dc:date>2013-02-03T14:12:05</dc:date>
  </office:meta>
</office:document-meta>
</file>